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56.99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29.47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2.23mm"/>
    </style:style>
    <style:style style:name="co18" style:family="table-column">
      <style:table-column-properties fo:break-before="auto" style:column-width="21.96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25.0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 style:vertical-align="top"/>
      <style:paragraph-properties fo:margin-left="0mm"/>
      <style:text-properties fo:color="#000000" style:font-name="Trebuchet MS" fo:font-size="11pt" style:font-size-asian="11pt" style:font-size-complex="11pt"/>
    </style:style>
    <style:style style:name="ce18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0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8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21:Sheet1.G12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9"/>
        <table:table-column table:style-name="co12" table:default-cell-style-name="ce3"/>
        <table:table-column table:style-name="co13" table:default-cell-style-name="ce3"/>
        <table:table-column table:style-name="co14" table:default-cell-style-name="ce23"/>
        <table:table-column table:style-name="co15" table:default-cell-style-name="ce24"/>
        <table:table-column table:style-name="co16" table:number-columns-repeated="3" table:default-cell-style-name="ce3"/>
        <table:table-column table:style-name="co17" table:default-cell-style-name="ce26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8" office:value-type="string" calcext:value-type="string">
            <text:p>Prix unitaire / unité de compte Lt</text:p>
          </table:table-cell>
          <table:table-cell table:style-name="ce20" office:value-type="string" calcext:value-type="string">
            <text:p>Prix unitaire / unité de compte Sous</text:p>
          </table:table-cell>
          <table:table-cell table:style-name="ce20" office:value-type="string" calcext:value-type="string">
            <text:p>Prix unitaire / unité de compte Deniers</text:p>
          </table:table-cell>
          <table:table-cell table:style-name="ce21" office:value-type="string" calcext:value-type="string">
            <text:p>Prix unitaire en décimale de Lt</text:p>
          </table:table-cell>
          <table:table-cell table:style-name="ce20" office:value-type="string" calcext:value-type="string">
            <text:p>Valeur en livres tournois</text:p>
          </table:table-cell>
          <table:table-cell table:style-name="ce20" office:value-type="string" calcext:value-type="string">
            <text:p>valeur en sous</text:p>
          </table:table-cell>
          <table:table-cell table:style-name="ce20" office:value-type="string" calcext:value-type="string">
            <text:p>valeur en denier</text:p>
          </table:table-cell>
          <table:table-cell table:style-name="ce20" office:value-type="string" calcext:value-type="string">
            <text:p>Valeur en décimale de livre tournois</text:p>
          </table:table-cell>
          <table:table-cell table:style-name="ce25" office:value-type="string" calcext:value-type="string">
            <text:p>Valeur calculée</text:p>
          </table:table-cell>
          <table:table-cell table:style-name="ce27" office:value-type="string" calcext:value-type="string">
            <text:p>Différence</text:p>
          </table:table-cell>
          <table:table-cell table:style-name="ce28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9052" calcext:value-type="float">
            <text:p>9 052,00</text:p>
          </table:table-cell>
          <table:table-cell table:style-name="ce15"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]+([.M2]/20)+([.N2]/240)" office:value-type="float" office:value="0.2" calcext:value-type="float">
            <text:p>0,2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1810.4" calcext:value-type="float">
            <text:p>1 810,4000</text:p>
          </table:table-cell>
          <table:table-cell table:formula="of:=[.S2]-[.T2]" office:value-type="float" office:value="-1810.4" calcext:value-type="float">
            <text:p>-1810,4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96" calcext:value-type="float">
            <text:p>1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3]+([.M3]/20)+([.N3]/240)" office:value-type="float" office:value="0.35" calcext:value-type="float">
            <text:p>0,35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68.6" calcext:value-type="float">
            <text:p>68,6000</text:p>
          </table:table-cell>
          <table:table-cell table:formula="of:=[.S3]-[.T3]" office:value-type="float" office:value="-68.6" calcext:value-type="float">
            <text:p>-68,6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9000" calcext:value-type="float">
            <text:p>9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4]+([.M4]/20)+([.N4]/240)" office:value-type="float" office:value="0.2" calcext:value-type="float">
            <text:p>0,2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1800" calcext:value-type="float">
            <text:p>1 800,0000</text:p>
          </table:table-cell>
          <table:table-cell table:formula="of:=[.S4]-[.T4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endre de warech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25448" calcext:value-type="float">
            <text:p>125 4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table:style-name="ce22" table:formula="of:=[.L5]+([.M5]/20)+([.N5]/240)" office:value-type="float" office:value="0.02" calcext:value-type="float">
            <text:p>0,02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2508.96" calcext:value-type="float">
            <text:p>2 508,9600</text:p>
          </table:table-cell>
          <table:table-cell table:formula="of:=[.S5]-[.T5]" office:value-type="float" office:value="-2508.96" calcext:value-type="float">
            <text:p>-2508,96</text:p>
          </table:table-cell>
          <table:table-cell office:value-type="string" calcext:value-type="string">
            <text:p>À 40 S L%</text:p>
          </table:table-cell>
          <table:table-cell table:number-columns-repeated="100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endre de warech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62.5" calcext:value-type="float">
            <text:p>62,50</text:p>
          </table:table-cell>
          <table:table-cell office:value-type="string" calcext:value-type="string">
            <text:p>tonneaux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6]+([.M6]/20)+([.N6]/240)" office:value-type="float" office:value="16" calcext:value-type="float">
            <text:p>16,0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1000" calcext:value-type="float">
            <text:p>1 000,0000</text:p>
          </table:table-cell>
          <table:table-cell table:formula="of:=[.S6]-[.T6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672" calcext:value-type="float">
            <text:p>672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7]+([.M7]/20)+([.N7]/240)" office:value-type="float" office:value="10" calcext:value-type="float">
            <text:p>10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6720" calcext:value-type="float">
            <text:p>6 720,0000</text:p>
          </table:table-cell>
          <table:table-cell table:formula="of:=[.S7]-[.T7]" office:value-type="float" office:value="-6720" calcext:value-type="float">
            <text:p>-6720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er cou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8]+([.M8]/20)+([.N8]/240)" office:value-type="float" office:value="0.1" calcext:value-type="float">
            <text:p>0,1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600" calcext:value-type="float">
            <text:p>600,0000</text:p>
          </table:table-cell>
          <table:table-cell table:formula="of:=[.S8]-[.T8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2993" calcext:value-type="float">
            <text:p>22 9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9]+([.M9]/20)+([.N9]/240)" office:value-type="float" office:value="0.2" calcext:value-type="float">
            <text:p>0,2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4598.6" calcext:value-type="float">
            <text:p>4 598,6000</text:p>
          </table:table-cell>
          <table:table-cell table:formula="of:=[.S9]-[.T9]" office:value-type="float" office:value="-4598.6" calcext:value-type="float">
            <text:p>-4598,6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aine fil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41" calcext:value-type="float">
            <text:p>241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0]+([.M10]/20)+([.N10]/240)" office:value-type="float" office:value="3.5" calcext:value-type="float">
            <text:p>3,5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843.5" calcext:value-type="float">
            <text:p>843,5000</text:p>
          </table:table-cell>
          <table:table-cell table:formula="of:=[.S10]-[.T10]" office:value-type="float" office:value="-843.5" calcext:value-type="float">
            <text:p>-843,5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aine non fil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913" calcext:value-type="float">
            <text:p>91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1]+([.M11]/20)+([.N11]/240)" office:value-type="float" office:value="1.5" calcext:value-type="float">
            <text:p>1,5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1369.5" calcext:value-type="float">
            <text:p>1 369,5000</text:p>
          </table:table-cell>
          <table:table-cell table:formula="of:=[.S11]-[.T11]" office:value-type="float" office:value="-1369.5" calcext:value-type="float">
            <text:p>-1369,5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bac avari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boucaud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12]+([.M12]/20)+([.N12]/240)" office:value-type="float" office:value="120" calcext:value-type="float">
            <text:p>120,0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9600" calcext:value-type="float">
            <text:p>9 600,0000</text:p>
          </table:table-cell>
          <table:table-cell table:formula="of:=[.S12]-[.T12]" office:value-type="float" office:value="-9600" calcext:value-type="float">
            <text:p>-9600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661144" calcext:value-type="float">
            <text:p>1 661 1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3]+([.M13]/20)+([.N13]/240)" office:value-type="float" office:value="0.25" calcext:value-type="float">
            <text:p>0,2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415286" calcext:value-type="float">
            <text:p>415 286,0000</text:p>
          </table:table-cell>
          <table:table-cell table:formula="of:=[.S13]-[.T13]" office:value-type="float" office:value="-415286" calcext:value-type="float">
            <text:p>-415286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96" calcext:value-type="float">
            <text:p>196,00</text:p>
          </table:table-cell>
          <table:table-cell office:value-type="string" calcext:value-type="string">
            <text:p>boucauds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2" table:formula="of:=[.L14]+([.M14]/20)+([.N14]/240)" office:value-type="float" office:value="180" calcext:value-type="float">
            <text:p>180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35280" calcext:value-type="float">
            <text:p>35 280,0000</text:p>
          </table:table-cell>
          <table:table-cell table:formula="of:=[.S14]-[.T14]" office:value-type="float" office:value="-35280" calcext:value-type="float">
            <text:p>-3528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664" calcext:value-type="float">
            <text:p>3 664,00</text:p>
          </table:table-cell>
          <table:table-cell office:value-type="string" calcext:value-type="string">
            <text:p>baril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22" table:formula="of:=[.L15]+([.M15]/20)+([.N15]/240)" office:value-type="float" office:value="33" calcext:value-type="float">
            <text:p>33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120912" calcext:value-type="float">
            <text:p>120 912,0000</text:p>
          </table:table-cell>
          <table:table-cell table:formula="of:=[.S15]-[.T15]" office:value-type="float" office:value="-120912" calcext:value-type="float">
            <text:p>-120912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merrain à pip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6]+([.M16]/20)+([.N16]/240)" office:value-type="float" office:value="0.25" calcext:value-type="float">
            <text:p>0,25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15" calcext:value-type="float">
            <text:p>15,0000</text:p>
          </table:table-cell>
          <table:table-cell table:formula="of:=[.S16]-[.T16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billau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baril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7]+([.M17]/20)+([.N17]/240)" office:value-type="float" office:value="20" calcext:value-type="float">
            <text:p>20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30" calcext:value-type="float">
            <text:p>30,0000</text:p>
          </table:table-cell>
          <table:table-cell table:formula="of:=[.S17]-[.T17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arang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8]+([.M18]/20)+([.N18]/240)" office:value-type="float" office:value="15" calcext:value-type="float">
            <text:p>15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195" calcext:value-type="float">
            <text:p>195,0000</text:p>
          </table:table-cell>
          <table:table-cell table:formula="of:=[.S18]-[.T18]" office:value-type="float" office:value="-195" calcext:value-type="float">
            <text:p>-195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2262" calcext:value-type="float">
            <text:p>82 26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9]+([.M19]/20)+([.N19]/240)" office:value-type="float" office:value="0.75" calcext:value-type="float">
            <text:p>0,75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61696.5" calcext:value-type="float">
            <text:p>61 696,5000</text:p>
          </table:table-cell>
          <table:table-cell table:formula="of:=[.S19]-[.T19]" office:value-type="float" office:value="-61696.5" calcext:value-type="float">
            <text:p>-61696,5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ogues de mor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878" calcext:value-type="float">
            <text:p>3 878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0]+([.M20]/20)+([.N20]/240)" office:value-type="float" office:value="10" calcext:value-type="float">
            <text:p>10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38780" calcext:value-type="float">
            <text:p>38 780,0000</text:p>
          </table:table-cell>
          <table:table-cell table:formula="of:=[.S20]-[.T20]" office:value-type="float" office:value="-38780" calcext:value-type="float">
            <text:p>-38780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21]+([.M21]/20)+([.N21]/240)" office:value-type="float" office:value="25" calcext:value-type="float">
            <text:p>25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175" calcext:value-type="float">
            <text:p>175,0000</text:p>
          </table:table-cell>
          <table:table-cell table:formula="of:=[.S21]-[.T21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328" calcext:value-type="float">
            <text:p>2 32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2]+([.M22]/20)+([.N22]/240)" office:value-type="float" office:value="1.5" calcext:value-type="float">
            <text:p>1,5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3492" calcext:value-type="float">
            <text:p>3 492,0000</text:p>
          </table:table-cell>
          <table:table-cell table:formula="of:=[.S22]-[.T22]" office:value-type="float" office:value="-3492" calcext:value-type="float">
            <text:p>-3492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aum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23]+([.M23]/20)+([.N23]/240)" office:value-type="float" office:value="4" calcext:value-type="float">
            <text:p>4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56" calcext:value-type="float">
            <text:p>156,0000</text:p>
          </table:table-cell>
          <table:table-cell table:formula="of:=[.S23]-[.T23]" office:value-type="float" office:value="-156" calcext:value-type="float">
            <text:p>-156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80000" calcext:value-type="float">
            <text:p>48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24]+([.M24]/20)+([.N24]/240)" office:value-type="float" office:value="0.15" calcext:value-type="float">
            <text:p>0,15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72000" calcext:value-type="float">
            <text:p>72 000,0000</text:p>
          </table:table-cell>
          <table:table-cell table:formula="of:=[.S24]-[.T24]" office:value-type="float" office:value="-72000" calcext:value-type="float">
            <text:p>-72000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r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7550" calcext:value-type="float">
            <text:p>247 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table:formula="of:=[.L25]+([.M25]/20)+([.N25]/240)" office:value-type="float" office:value="0.0625" calcext:value-type="float">
            <text:p>0,0625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5471.875" calcext:value-type="float">
            <text:p>15 471,8750</text:p>
          </table:table-cell>
          <table:table-cell table:formula="of:=[.S25]-[.T25]" office:value-type="float" office:value="-15471.875" calcext:value-type="float">
            <text:p>-15471,88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r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26]+([.M26]/20)+([.N26]/240)" office:value-type="float" office:value="22" calcext:value-type="float">
            <text:p>22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1364" calcext:value-type="float">
            <text:p>1 364,0000</text:p>
          </table:table-cell>
          <table:table-cell table:formula="of:=[.S26]-[.T26]" office:value-type="float" office:value="-1364" calcext:value-type="float">
            <text:p>-1364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non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27]+([.M27]/20)+([.N27]/240)" office:value-type="float" office:value="200" calcext:value-type="float">
            <text:p>200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2400" calcext:value-type="float">
            <text:p>2 400,0000</text:p>
          </table:table-cell>
          <table:table-cell table:formula="of:=[.S27]-[.T27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8]+([.M28]/20)+([.N28]/240)" office:value-type="float" office:value="10" calcext:value-type="float">
            <text:p>10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2050" calcext:value-type="float">
            <text:p>2 050,0000</text:p>
          </table:table-cell>
          <table:table-cell table:formula="of:=[.S28]-[.T28]" office:value-type="float" office:value="-2050" calcext:value-type="float">
            <text:p>-2050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29]+([.M29]/20)+([.N29]/240)" office:value-type="float" office:value="1.25" calcext:value-type="float">
            <text:p>1,25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98.75" calcext:value-type="float">
            <text:p>98,7500</text:p>
          </table:table-cell>
          <table:table-cell table:formula="of:=[.S29]-[.T29]" office:value-type="float" office:value="-98.75" calcext:value-type="float">
            <text:p>-98,75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cai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0]+([.M30]/20)+([.N30]/240)" office:value-type="float" office:value="15" calcext:value-type="float">
            <text:p>15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375" calcext:value-type="float">
            <text:p>375,0000</text:p>
          </table:table-cell>
          <table:table-cell table:formula="of:=[.S30]-[.T30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ochenille f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965" calcext:value-type="float">
            <text:p>1 965,00</text:p>
          </table:table-cell>
          <table:table-cell office:value-type="string" calcext:value-type="string">
            <text:p>livr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1]+([.M31]/20)+([.N31]/240)" office:value-type="float" office:value="15" calcext:value-type="float">
            <text:p>15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29475" calcext:value-type="float">
            <text:p>29 475,0000</text:p>
          </table:table-cell>
          <table:table-cell table:formula="of:=[.S31]-[.T31]" office:value-type="float" office:value="-29475" calcext:value-type="float">
            <text:p>-29475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rs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01" calcext:value-type="float">
            <text:p>5 001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2]+([.M32]/20)+([.N32]/240)" office:value-type="float" office:value="6" calcext:value-type="float">
            <text:p>6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30006" calcext:value-type="float">
            <text:p>30 006,0000</text:p>
          </table:table-cell>
          <table:table-cell table:formula="of:=[.S32]-[.T32]" office:value-type="float" office:value="-30006" calcext:value-type="float">
            <text:p>-30006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897905" calcext:value-type="float">
            <text:p>1 897 9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33]+([.M33]/20)+([.N33]/240)" office:value-type="float" office:value="0.15" calcext:value-type="float">
            <text:p>0,15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284685.75" calcext:value-type="float">
            <text:p>284 685,7500</text:p>
          </table:table-cell>
          <table:table-cell table:formula="of:=[.S33]-[.T33]" office:value-type="float" office:value="-284685.75" calcext:value-type="float">
            <text:p>-284685,75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9000" calcext:value-type="float">
            <text:p>29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34]+([.M34]/20)+([.N34]/240)" office:value-type="float" office:value="0.1" calcext:value-type="float">
            <text:p>0,1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2900" calcext:value-type="float">
            <text:p>2 900,0000</text:p>
          </table:table-cell>
          <table:table-cell table:formula="of:=[.S34]-[.T34]" office:value-type="float" office:value="-2900" calcext:value-type="float">
            <text:p>-2900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61" calcext:value-type="float">
            <text:p>161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35]+([.M35]/20)+([.N35]/240)" office:value-type="float" office:value="22" calcext:value-type="float">
            <text:p>22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3542" calcext:value-type="float">
            <text:p>3 542,0000</text:p>
          </table:table-cell>
          <table:table-cell table:formula="of:=[.S35]-[.T35]" office:value-type="float" office:value="-3542" calcext:value-type="float">
            <text:p>-3542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bott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36]+([.M36]/20)+([.N36]/240)" office:value-type="float" office:value="200" calcext:value-type="float">
            <text:p>200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6800" calcext:value-type="float">
            <text:p>6 800,0000</text:p>
          </table:table-cell>
          <table:table-cell table:formula="of:=[.S36]-[.T36]" office:value-type="float" office:value="-6800" calcext:value-type="float">
            <text:p>-680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600" calcext:value-type="float">
            <text:p>8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37]+([.M37]/20)+([.N37]/240)" office:value-type="float" office:value="0.25" calcext:value-type="float">
            <text:p>0,25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2150" calcext:value-type="float">
            <text:p>2 150,0000</text:p>
          </table:table-cell>
          <table:table-cell table:formula="of:=[.S37]-[.T37]" office:value-type="float" office:value="-2150" calcext:value-type="float">
            <text:p>-215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474" calcext:value-type="float">
            <text:p>4 474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 table:formula="of:=[.L38]+([.M38]/20)+([.N38]/240)" office:value-type="float" office:value="5.4" calcext:value-type="float">
            <text:p>5,4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24159.6" calcext:value-type="float">
            <text:p>24 159,6000</text:p>
          </table:table-cell>
          <table:table-cell table:formula="of:=[.S38]-[.T38]" office:value-type="float" office:value="-24159.6" calcext:value-type="float">
            <text:p>-24159,6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aine bru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2" table:formula="of:=[.L39]+([.M39]/20)+([.N39]/240)" office:value-type="float" office:value="1.15" calcext:value-type="float">
            <text:p>1,15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517.5" calcext:value-type="float">
            <text:p>517,5000</text:p>
          </table:table-cell>
          <table:table-cell table:formula="of:=[.S39]-[.T39]" office:value-type="float" office:value="-517.5" calcext:value-type="float">
            <text:p>-517,5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aine en toi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40]+([.M40]/20)+([.N40]/240)" office:value-type="float" office:value="0.75" calcext:value-type="float">
            <text:p>0,75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150" calcext:value-type="float">
            <text:p>150,0000</text:p>
          </table:table-cell>
          <table:table-cell table:formula="of:=[.S40]-[.T40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aine vigo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953" calcext:value-type="float">
            <text:p>953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41]+([.M41]/20)+([.N41]/240)" office:value-type="float" office:value="3" calcext:value-type="float">
            <text:p>3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2859" calcext:value-type="float">
            <text:p>2 859,0000</text:p>
          </table:table-cell>
          <table:table-cell table:formula="of:=[.S41]-[.T41]" office:value-type="float" office:value="-2859" calcext:value-type="float">
            <text:p>-2859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iè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2" table:formula="of:=[.L42]+([.M42]/20)+([.N42]/240)" office:value-type="float" office:value="0.1" calcext:value-type="float">
            <text:p>0,1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20" calcext:value-type="float">
            <text:p>20,0000</text:p>
          </table:table-cell>
          <table:table-cell table:formula="of:=[.S42]-[.T42]" office:value-type="float" office:value="-20" calcext:value-type="float">
            <text:p>-20</text:p>
          </table:table-cell>
          <table:table-cell office:value-type="string" calcext:value-type="string">
            <text:p>À 10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eule à eguis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82" calcext:value-type="float">
            <text:p>782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43]+([.M43]/20)+([.N43]/240)" office:value-type="float" office:value="3" calcext:value-type="float">
            <text:p>3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2346" calcext:value-type="float">
            <text:p>2 346,0000</text:p>
          </table:table-cell>
          <table:table-cell table:formula="of:=[.S43]-[.T43]" office:value-type="float" office:value="-2346" calcext:value-type="float">
            <text:p>-2346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otich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44]+([.M44]/20)+([.N44]/240)" office:value-type="float" office:value="2" calcext:value-type="float">
            <text:p>2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10" calcext:value-type="float">
            <text:p>10,0000</text:p>
          </table:table-cell>
          <table:table-cell table:formula="of:=[.S44]-[.T44]" office:value-type="float" office:value="-10" calcext:value-type="float">
            <text:p>-10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2" table:formula="of:=[.L45]+([.M45]/20)+([.N45]/240)" office:value-type="float" office:value="0" calcext:value-type="float">
            <text:p>0,0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0" calcext:value-type="float">
            <text:p>0,0000</text:p>
          </table:table-cell>
          <table:table-cell table:formula="of:=[.S45]-[.T45]" office:value-type="float" office:value="0" calcext:value-type="float">
            <text:p>0</text:p>
          </table:table-cell>
          <table:table-cell office:value-type="string" calcext:value-type="string">
            <text:p>À 22 L 10 S le tout</text:p>
          </table:table-cell>
          <table:table-cell table:number-columns-repeated="100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46]+([.M46]/20)+([.N46]/240)" office:value-type="float" office:value="10" calcext:value-type="float">
            <text:p>10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00" calcext:value-type="float">
            <text:p>100,0000</text:p>
          </table:table-cell>
          <table:table-cell table:formula="of:=[.S46]-[.T46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ierres à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414" calcext:value-type="float">
            <text:p>1 414,00</text:p>
          </table:table-cell>
          <table:table-cell office:value-type="string" calcext:value-type="string">
            <text:p>en nombre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2" table:formula="of:=[.L47]+([.M47]/20)+([.N47]/240)" office:value-type="float" office:value="0.0045" calcext:value-type="float">
            <text:p>0,0045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6.363" calcext:value-type="float">
            <text:p>6,3630</text:p>
          </table:table-cell>
          <table:table-cell table:formula="of:=[.S47]-[.T47]" office:value-type="float" office:value="-6.363" calcext:value-type="float">
            <text:p>-6,36</text:p>
          </table:table-cell>
          <table:table-cell office:value-type="string" calcext:value-type="string">
            <text:p>À 4 L 10 S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90" calcext:value-type="float">
            <text:p>29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48]+([.M48]/20)+([.N48]/240)" office:value-type="float" office:value="8" calcext:value-type="float">
            <text:p>8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2320" calcext:value-type="float">
            <text:p>2 320,0000</text:p>
          </table:table-cell>
          <table:table-cell table:formula="of:=[.S48]-[.T48]" office:value-type="float" office:value="-2320" calcext:value-type="float">
            <text:p>-232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33" calcext:value-type="float">
            <text:p>43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49]+([.M49]/20)+([.N49]/240)" office:value-type="float" office:value="0.75" calcext:value-type="float">
            <text:p>0,75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324.75" calcext:value-type="float">
            <text:p>324,7500</text:p>
          </table:table-cell>
          <table:table-cell table:formula="of:=[.S49]-[.T49]" office:value-type="float" office:value="-324.75" calcext:value-type="float">
            <text:p>-324,75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table:style-name="ce8" office:value-type="string" calcext:value-type="string">
            <text:p>quinquin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22" calcext:value-type="float">
            <text:p>222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50]+([.M50]/20)+([.N50]/240)" office:value-type="float" office:value="4" calcext:value-type="float">
            <text:p>4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888" calcext:value-type="float">
            <text:p>888,0000</text:p>
          </table:table-cell>
          <table:table-cell table:formula="of:=[.S50]-[.T50]" office:value-type="float" office:value="-888" calcext:value-type="float">
            <text:p>-888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ai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7000" calcext:value-type="float">
            <text:p>77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51]+([.M51]/20)+([.N51]/240)" office:value-type="float" office:value="0.2" calcext:value-type="float">
            <text:p>0,2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15400" calcext:value-type="float">
            <text:p>15 400,0000</text:p>
          </table:table-cell>
          <table:table-cell table:formula="of:=[.S51]-[.T51]" office:value-type="float" office:value="-15400" calcext:value-type="float">
            <text:p>-15400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ais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30990" calcext:value-type="float">
            <text:p>630 990,00</text:p>
          </table:table-cell>
          <table:table-cell office:value-type="string" calcext:value-type="string">
            <text:p>livres</text:p>
          </table:table-cell>
          <table:table-cell office:value-type="float" office:value="0.05" calcext:value-type="float">
            <text:p>0,050</text:p>
          </table:table-cell>
          <table:table-cell table:number-columns-repeated="2"/>
          <table:table-cell table:style-name="ce22" table:formula="of:=[.L52]+([.M52]/20)+([.N52]/240)" office:value-type="float" office:value="0.05" calcext:value-type="float">
            <text:p>0,05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31549.5" calcext:value-type="float">
            <text:p>31 549,5000</text:p>
          </table:table-cell>
          <table:table-cell table:formula="of:=[.S52]-[.T52]" office:value-type="float" office:value="-31549.5" calcext:value-type="float">
            <text:p>-31549,5</text:p>
          </table:table-cell>
          <table:table-cell office:value-type="string" calcext:value-type="string">
            <text:p>A 50 L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ogues de moruë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53]+([.M53]/20)+([.N53]/240)" office:value-type="float" office:value="10" calcext:value-type="float">
            <text:p>10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660" calcext:value-type="float">
            <text:p>660,0000</text:p>
          </table:table-cell>
          <table:table-cell table:formula="of:=[.S53]-[.T53]" office:value-type="float" office:value="-660" calcext:value-type="float">
            <text:p>-66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en nombre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22" table:formula="of:=[.L54]+([.M54]/20)+([.N54]/240)" office:value-type="float" office:value="0.06" calcext:value-type="float">
            <text:p>0,06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600" calcext:value-type="float">
            <text:p>600,0000</text:p>
          </table:table-cell>
          <table:table-cell table:formula="of:=[.S54]-[.T54]" office:value-type="float" office:value="-600" calcext:value-type="float">
            <text:p>-600</text:p>
          </table:table-cell>
          <table:table-cell office:value-type="string" calcext:value-type="string">
            <text:p>À 60 L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ucre casson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132" calcext:value-type="float">
            <text:p>1 132,00</text:p>
          </table:table-cell>
          <table:table-cell office:value-type="string" calcext:value-type="string">
            <text:p>livres</text:p>
          </table:table-cell>
          <table:table-cell office:value-type="float" office:value="0.44" calcext:value-type="float">
            <text:p>0,440</text:p>
          </table:table-cell>
          <table:table-cell table:number-columns-repeated="2"/>
          <table:table-cell table:style-name="ce22" table:formula="of:=[.L55]+([.M55]/20)+([.N55]/240)" office:value-type="float" office:value="0.44" calcext:value-type="float">
            <text:p>0,44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498.08" calcext:value-type="float">
            <text:p>498,0800</text:p>
          </table:table-cell>
          <table:table-cell table:formula="of:=[.S55]-[.T55]" office:value-type="float" office:value="-498.08" calcext:value-type="float">
            <text:p>-498,08</text:p>
          </table:table-cell>
          <table:table-cell office:value-type="string" calcext:value-type="string">
            <text:p>À 44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an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ivr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2" table:formula="of:=[.L56]+([.M56]/20)+([.N56]/240)" office:value-type="float" office:value="70" calcext:value-type="float">
            <text:p>70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70" calcext:value-type="float">
            <text:p>70,0000</text:p>
          </table:table-cell>
          <table:table-cell table:formula="of:=[.S56]-[.T56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pes de 2 bariqu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57]+([.M57]/20)+([.N57]/240)" office:value-type="float" office:value="200" calcext:value-type="float">
            <text:p>200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1600" calcext:value-type="float">
            <text:p>1 600,0000</text:p>
          </table:table-cell>
          <table:table-cell table:formula="of:=[.S57]-[.T57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tonneaux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58]+([.M58]/20)+([.N58]/240)" office:value-type="float" office:value="400" calcext:value-type="float">
            <text:p>400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2800" calcext:value-type="float">
            <text:p>2 800,0000</text:p>
          </table:table-cell>
          <table:table-cell table:formula="of:=[.S58]-[.T58]" office:value-type="float" office:value="-2800" calcext:value-type="float">
            <text:p>-280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7.5" calcext:value-type="float">
            <text:p>47,5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59]+([.M59]/20)+([.N59]/240)" office:value-type="float" office:value="100" calcext:value-type="float">
            <text:p>100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4750" calcext:value-type="float">
            <text:p>4 750,0000</text:p>
          </table:table-cell>
          <table:table-cell table:formula="of:=[.S59]-[.T59]" office:value-type="float" office:value="-4750" calcext:value-type="float">
            <text:p>-475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ott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60]+([.M60]/20)+([.N60]/240)" office:value-type="float" office:value="200" calcext:value-type="float">
            <text:p>200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2800" calcext:value-type="float">
            <text:p>2 800,0000</text:p>
          </table:table-cell>
          <table:table-cell table:formula="of:=[.S60]-[.T60]" office:value-type="float" office:value="-2800" calcext:value-type="float">
            <text:p>-280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61]+([.M61]/20)+([.N61]/240)" office:value-type="float" office:value="25" calcext:value-type="float">
            <text:p>25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1750" calcext:value-type="float">
            <text:p>1 750,0000</text:p>
          </table:table-cell>
          <table:table-cell table:formula="of:=[.S61]-[.T61]" office:value-type="float" office:value="-1750" calcext:value-type="float">
            <text:p>-1750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300" calcext:value-type="float">
            <text:p>3 30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62]+([.M62]/20)+([.N62]/240)" office:value-type="float" office:value="2" calcext:value-type="float">
            <text:p>2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6600" calcext:value-type="float">
            <text:p>6 600,0000</text:p>
          </table:table-cell>
          <table:table-cell table:formula="of:=[.S62]-[.T62]" office:value-type="float" office:value="-6600" calcext:value-type="float">
            <text:p>-6600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e Xe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p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2" table:formula="of:=[.L63]+([.M63]/20)+([.N63]/240)" office:value-type="float" office:value="250" calcext:value-type="float">
            <text:p>250,0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15000" calcext:value-type="float">
            <text:p>15 000,0000</text:p>
          </table:table-cell>
          <table:table-cell table:formula="of:=[.S63]-[.T63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8370" calcext:value-type="float">
            <text:p>18 3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64]+([.M64]/20)+([.N64]/240)" office:value-type="float" office:value="0.25" calcext:value-type="float">
            <text:p>0,25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4592.5" calcext:value-type="float">
            <text:p>4 592,5000</text:p>
          </table:table-cell>
          <table:table-cell table:formula="of:=[.S64]-[.T64]" office:value-type="float" office:value="-4592.5" calcext:value-type="float">
            <text:p>-4592,5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2" table:formula="of:=[.L65]+([.M65]/20)+([.N65]/240)" office:value-type="float" office:value="27" calcext:value-type="float">
            <text:p>27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810" calcext:value-type="float">
            <text:p>810,0000</text:p>
          </table:table-cell>
          <table:table-cell table:formula="of:=[.S65]-[.T65]" office:value-type="float" office:value="-810" calcext:value-type="float">
            <text:p>-810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iguilles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100" calcext:value-type="float">
            <text:p>11 1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2" table:formula="of:=[.L66]+([.M66]/20)+([.N66]/240)" office:value-type="float" office:value="0.05" calcext:value-type="float">
            <text:p>0,05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555" calcext:value-type="float">
            <text:p>555,0000</text:p>
          </table:table-cell>
          <table:table-cell table:formula="of:=[.S66]-[.T66]" office:value-type="float" office:value="-555" calcext:value-type="float">
            <text:p>-555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iguilles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67]+([.M67]/20)+([.N67]/240)" office:value-type="float" office:value="3" calcext:value-type="float">
            <text:p>3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15" calcext:value-type="float">
            <text:p>15,0000</text:p>
          </table:table-cell>
          <table:table-cell table:formula="of:=[.S67]-[.T67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ins à pêch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en nombr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2" table:formula="of:=[.L68]+([.M68]/20)+([.N68]/240)" office:value-type="float" office:value="0.025" calcext:value-type="float">
            <text:p>0,025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150" calcext:value-type="float">
            <text:p>150,0000</text:p>
          </table:table-cell>
          <table:table-cell table:formula="of:=[.S68]-[.T68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100" calcext:value-type="float">
            <text:p>5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69]+([.M69]/20)+([.N69]/240)" office:value-type="float" office:value="0.2" calcext:value-type="float">
            <text:p>0,2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1020" calcext:value-type="float">
            <text:p>1 020,0000</text:p>
          </table:table-cell>
          <table:table-cell table:formula="of:=[.S69]-[.T69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95" calcext:value-type="float">
            <text:p>1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70]+([.M70]/20)+([.N70]/240)" office:value-type="float" office:value="0.2" calcext:value-type="float">
            <text:p>0,2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39" calcext:value-type="float">
            <text:p>39,0000</text:p>
          </table:table-cell>
          <table:table-cell table:formula="of:=[.S70]-[.T70]" office:value-type="float" office:value="-39" calcext:value-type="float">
            <text:p>-39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805" calcext:value-type="float">
            <text:p>1 8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2" table:formula="of:=[.L71]+([.M71]/20)+([.N71]/240)" office:value-type="float" office:value="0.65" calcext:value-type="float">
            <text:p>0,65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1173.25" calcext:value-type="float">
            <text:p>1 173,2500</text:p>
          </table:table-cell>
          <table:table-cell table:formula="of:=[.S71]-[.T71]" office:value-type="float" office:value="-1173.25" calcext:value-type="float">
            <text:p>-1173,25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alance de cu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72]+([.M72]/20)+([.N72]/240)" office:value-type="float" office:value="1.5" calcext:value-type="float">
            <text:p>1,5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15" calcext:value-type="float">
            <text:p>15,0000</text:p>
          </table:table-cell>
          <table:table-cell table:formula="of:=[.S72]-[.T72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aleine coup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2" table:formula="of:=[.L73]+([.M73]/20)+([.N73]/240)" office:value-type="float" office:value="3.75" calcext:value-type="float">
            <text:p>3,75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50" calcext:value-type="float">
            <text:p>150,0000</text:p>
          </table:table-cell>
          <table:table-cell table:formula="of:=[.S73]-[.T73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atons ver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74]+([.M74]/20)+([.N74]/240)" office:value-type="float" office:value="1.5" calcext:value-type="float">
            <text:p>1,5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9" calcext:value-type="float">
            <text:p>9,0000</text:p>
          </table:table-cell>
          <table:table-cell table:formula="of:=[.S74]-[.T74]" office:value-type="float" office:value="-9" calcext:value-type="float">
            <text:p>-9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l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22" table:formula="of:=[.L75]+([.M75]/20)+([.N75]/240)" office:value-type="float" office:value="33" calcext:value-type="float">
            <text:p>33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528" calcext:value-type="float">
            <text:p>528,0000</text:p>
          </table:table-cell>
          <table:table-cell table:formula="of:=[.S75]-[.T75]" office:value-type="float" office:value="-528" calcext:value-type="float">
            <text:p>-528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tierçon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76]+([.M76]/20)+([.N76]/240)" office:value-type="float" office:value="50" calcext:value-type="float">
            <text:p>50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300" calcext:value-type="float">
            <text:p>300,0000</text:p>
          </table:table-cell>
          <table:table-cell table:formula="of:=[.S76]-[.T76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66" calcext:value-type="float">
            <text:p>266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77]+([.M77]/20)+([.N77]/240)" office:value-type="float" office:value="20" calcext:value-type="float">
            <text:p>20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5320" calcext:value-type="float">
            <text:p>5 320,0000</text:p>
          </table:table-cell>
          <table:table-cell table:formula="of:=[.S77]-[.T77]" office:value-type="float" office:value="-5320" calcext:value-type="float">
            <text:p>-532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fust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96" calcext:value-type="float">
            <text:p>1 1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78]+([.M78]/20)+([.N78]/240)" office:value-type="float" office:value="0.15" calcext:value-type="float">
            <text:p>0,15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179.4" calcext:value-type="float">
            <text:p>179,4000</text:p>
          </table:table-cell>
          <table:table-cell table:formula="of:=[.S78]-[.T78]" office:value-type="float" office:value="-179.4" calcext:value-type="float">
            <text:p>-179,4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de gay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0000" calcext:value-type="float">
            <text:p>80 000,00</text:p>
          </table:table-cell>
          <table:table-cell office:value-type="string" calcext:value-type="string">
            <text:p>livres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22" table:formula="of:=[.L79]+([.M79]/20)+([.N79]/240)" office:value-type="float" office:value="0.06" calcext:value-type="float">
            <text:p>0,06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4800" calcext:value-type="float">
            <text:p>4 800,0000</text:p>
          </table:table-cell>
          <table:table-cell table:formula="of:=[.S79]-[.T79]" office:value-type="float" office:value="-4800" calcext:value-type="float">
            <text:p>-4800</text:p>
          </table:table-cell>
          <table:table-cell office:value-type="string" calcext:value-type="string">
            <text:p>À 6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74" calcext:value-type="float">
            <text:p>1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80]+([.M80]/20)+([.N80]/240)" office:value-type="float" office:value="1" calcext:value-type="float">
            <text:p>1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174" calcext:value-type="float">
            <text:p>174,0000</text:p>
          </table:table-cell>
          <table:table-cell table:formula="of:=[.S80]-[.T80]" office:value-type="float" office:value="-174" calcext:value-type="float">
            <text:p>-174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81]+([.M81]/20)+([.N81]/240)" office:value-type="float" office:value="22" calcext:value-type="float">
            <text:p>22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2200" calcext:value-type="float">
            <text:p>2 200,0000</text:p>
          </table:table-cell>
          <table:table-cell table:formula="of:=[.S81]-[.T81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ross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82]+([.M82]/20)+([.N82]/240)" office:value-type="float" office:value="1" calcext:value-type="float">
            <text:p>1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25" calcext:value-type="float">
            <text:p>25,0000</text:p>
          </table:table-cell>
          <table:table-cell table:formula="of:=[.S82]-[.T82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rosses à goudronn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83]+([.M83]/20)+([.N83]/240)" office:value-type="float" office:value="0.25" calcext:value-type="float">
            <text:p>0,25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50" calcext:value-type="float">
            <text:p>50,0000</text:p>
          </table:table-cell>
          <table:table-cell table:formula="of:=[.S83]-[.T83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7" calcext:value-type="float">
            <text:p>107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84]+([.M84]/20)+([.N84]/240)" office:value-type="float" office:value="7" calcext:value-type="float">
            <text:p>7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749" calcext:value-type="float">
            <text:p>749,0000</text:p>
          </table:table-cell>
          <table:table-cell table:formula="of:=[.S84]-[.T84]" office:value-type="float" office:value="-749" calcext:value-type="float">
            <text:p>-749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007" calcext:value-type="float">
            <text:p>7 0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85]+([.M85]/20)+([.N85]/240)" office:value-type="float" office:value="0.15" calcext:value-type="float">
            <text:p>0,15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051.05" calcext:value-type="float">
            <text:p>1 051,0500</text:p>
          </table:table-cell>
          <table:table-cell table:formula="of:=[.S85]-[.T85]" office:value-type="float" office:value="-1051.05" calcext:value-type="float">
            <text:p>-1051,05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n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86]+([.M86]/20)+([.N86]/240)" office:value-type="float" office:value="0.2" calcext:value-type="float">
            <text:p>0,2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720" calcext:value-type="float">
            <text:p>720,0000</text:p>
          </table:table-cell>
          <table:table-cell table:formula="of:=[.S86]-[.T86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87]+([.M87]/20)+([.N87]/240)" office:value-type="float" office:value="40" calcext:value-type="float">
            <text:p>40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4000" calcext:value-type="float">
            <text:p>4 000,0000</text:p>
          </table:table-cell>
          <table:table-cell table:formula="of:=[.S87]-[.T87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97" calcext:value-type="float">
            <text:p>597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88]+([.M88]/20)+([.N88]/240)" office:value-type="float" office:value="10" calcext:value-type="float">
            <text:p>10,0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5970" calcext:value-type="float">
            <text:p>5 970,0000</text:p>
          </table:table-cell>
          <table:table-cell table:formula="of:=[.S88]-[.T88]" office:value-type="float" office:value="-5970" calcext:value-type="float">
            <text:p>-597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78" calcext:value-type="float">
            <text:p>1 278,00</text:p>
          </table:table-cell>
          <table:table-cell office:value-type="string" calcext:value-type="string">
            <text:p>jutt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89]+([.M89]/20)+([.N89]/240)" office:value-type="float" office:value="6" calcext:value-type="float">
            <text:p>6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7668" calcext:value-type="float">
            <text:p>7 668,0000</text:p>
          </table:table-cell>
          <table:table-cell table:formula="of:=[.S89]-[.T89]" office:value-type="float" office:value="-7668" calcext:value-type="float">
            <text:p>-7668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o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100" calcext:value-type="float">
            <text:p>2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90]+([.M90]/20)+([.N90]/240)" office:value-type="float" office:value="0.4" calcext:value-type="float">
            <text:p>0,4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840" calcext:value-type="float">
            <text:p>840,0000</text:p>
          </table:table-cell>
          <table:table-cell table:formula="of:=[.S90]-[.T90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or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2000" calcext:value-type="float">
            <text:p>22 000,00</text:p>
          </table:table-cell>
          <table:table-cell office:value-type="string" calcext:value-type="string">
            <text:p>feuill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91]+([.M91]/20)+([.N91]/240)" office:value-type="float" office:value="0.1" calcext:value-type="float">
            <text:p>0,1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2200" calcext:value-type="float">
            <text:p>2 200,0000</text:p>
          </table:table-cell>
          <table:table-cell table:formula="of:=[.S91]-[.T91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100" calcext:value-type="float">
            <text:p>2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92]+([.M92]/20)+([.N92]/240)" office:value-type="float" office:value="0.075" calcext:value-type="float">
            <text:p>0,075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57.5" calcext:value-type="float">
            <text:p>157,5000</text:p>
          </table:table-cell>
          <table:table-cell table:formula="of:=[.S92]-[.T92]" office:value-type="float" office:value="-157.5" calcext:value-type="float">
            <text:p>-157,5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r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200" calcext:value-type="float">
            <text:p>3 2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2" table:formula="of:=[.L93]+([.M93]/20)+([.N93]/240)" office:value-type="float" office:value="0.025" calcext:value-type="float">
            <text:p>0,025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80" calcext:value-type="float">
            <text:p>80,0000</text:p>
          </table:table-cell>
          <table:table-cell table:formula="of:=[.S93]-[.T93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reusets d'Allem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800" calcext:value-type="float">
            <text:p>7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94]+([.M94]/20)+([.N94]/240)" office:value-type="float" office:value="0.3" calcext:value-type="float">
            <text:p>0,3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340" calcext:value-type="float">
            <text:p>2 340,0000</text:p>
          </table:table-cell>
          <table:table-cell table:formula="of:=[.S94]-[.T94]" office:value-type="float" office:value="-2340" calcext:value-type="float">
            <text:p>-234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vre ja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942" calcext:value-type="float">
            <text:p>6 94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95]+([.M95]/20)+([.N95]/240)" office:value-type="float" office:value="1.25" calcext:value-type="float">
            <text:p>1,25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8677.5" calcext:value-type="float">
            <text:p>8 677,5000</text:p>
          </table:table-cell>
          <table:table-cell table:formula="of:=[.S95]-[.T95]" office:value-type="float" office:value="-8677.5" calcext:value-type="float">
            <text:p>-8677,5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96]+([.M96]/20)+([.N96]/240)" office:value-type="float" office:value="1.5" calcext:value-type="float">
            <text:p>1,5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42" calcext:value-type="float">
            <text:p>42,0000</text:p>
          </table:table-cell>
          <table:table-cell table:formula="of:=[.S96]-[.T96]" office:value-type="float" office:value="-42" calcext:value-type="float">
            <text:p>-42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58" calcext:value-type="float">
            <text:p>10 05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97]+([.M97]/20)+([.N97]/240)" office:value-type="float" office:value="1.25" calcext:value-type="float">
            <text:p>1,25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12572.5" calcext:value-type="float">
            <text:p>12 572,5000</text:p>
          </table:table-cell>
          <table:table-cell table:formula="of:=[.S97]-[.T97]" office:value-type="float" office:value="-12572.5" calcext:value-type="float">
            <text:p>-12572,5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vre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laqu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98]+([.M98]/20)+([.N98]/240)" office:value-type="float" office:value="5" calcext:value-type="float">
            <text:p>5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200" calcext:value-type="float">
            <text:p>200,0000</text:p>
          </table:table-cell>
          <table:table-cell table:formula="of:=[.S98]-[.T98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vre vie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99]+([.M99]/20)+([.N99]/240)" office:value-type="float" office:value="1" calcext:value-type="float">
            <text:p>1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6000" calcext:value-type="float">
            <text:p>6 000,0000</text:p>
          </table:table-cell>
          <table:table-cell table:formula="of:=[.S99]-[.T99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00]+([.M100]/20)+([.N100]/240)" office:value-type="float" office:value="2" calcext:value-type="float">
            <text:p>2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900" calcext:value-type="float">
            <text:p>900,0000</text:p>
          </table:table-cell>
          <table:table-cell table:formula="of:=[.S100]-[.T100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au fo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01]+([.M101]/20)+([.N101]/240)" office:value-type="float" office:value="1.5" calcext:value-type="float">
            <text:p>1,5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52.5" calcext:value-type="float">
            <text:p>52,5000</text:p>
          </table:table-cell>
          <table:table-cell table:formula="of:=[.S101]-[.T101]" office:value-type="float" office:value="-52.5" calcext:value-type="float">
            <text:p>-52,5</text:p>
          </table:table-cell>
          <table:table-cell office:value-type="string" calcext:value-type="string">
            <text:p>aucune 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sp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02]+([.M102]/20)+([.N102]/240)" office:value-type="float" office:value="1" calcext:value-type="float">
            <text:p>1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400" calcext:value-type="float">
            <text:p>400,0000</text:p>
          </table:table-cell>
          <table:table-cell table:formula="of:=[.S102]-[.T102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tain pour soud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719" calcext:value-type="float">
            <text:p>1 71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03]+([.M103]/20)+([.N103]/240)" office:value-type="float" office:value="1" calcext:value-type="float">
            <text:p>1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1719" calcext:value-type="float">
            <text:p>1 719,0000</text:p>
          </table:table-cell>
          <table:table-cell table:formula="of:=[.S103]-[.T103]" office:value-type="float" office:value="-1719" calcext:value-type="float">
            <text:p>-1719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54985" calcext:value-type="float">
            <text:p>454 9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04]+([.M104]/20)+([.N104]/240)" office:value-type="float" office:value="0.15" calcext:value-type="float">
            <text:p>0,15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68247.75" calcext:value-type="float">
            <text:p>68 247,7500</text:p>
          </table:table-cell>
          <table:table-cell table:formula="of:=[.S104]-[.T104]" office:value-type="float" office:value="-68247.75" calcext:value-type="float">
            <text:p>-68247,75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table:style-name="ce9" office:value-type="string" calcext:value-type="string">
            <text:p>fer blanc simp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baril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105]+([.M105]/20)+([.N105]/240)" office:value-type="float" office:value="75" calcext:value-type="float">
            <text:p>75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3975" calcext:value-type="float">
            <text:p>3 975,0000</text:p>
          </table:table-cell>
          <table:table-cell table:formula="of:=[.S105]-[.T105]" office:value-type="float" office:value="-3975" calcext:value-type="float">
            <text:p>-3975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200" calcext:value-type="float">
            <text:p>7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06]+([.M106]/20)+([.N106]/240)" office:value-type="float" office:value="0.25" calcext:value-type="float">
            <text:p>0,25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800" calcext:value-type="float">
            <text:p>1 800,0000</text:p>
          </table:table-cell>
          <table:table-cell table:formula="of:=[.S106]-[.T106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800" calcext:value-type="float">
            <text:p>2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07]+([.M107]/20)+([.N107]/240)" office:value-type="float" office:value="0.5" calcext:value-type="float">
            <text:p>0,5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1400" calcext:value-type="float">
            <text:p>1 400,0000</text:p>
          </table:table-cell>
          <table:table-cell table:formula="of:=[.S107]-[.T107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il de le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08]+([.M108]/20)+([.N108]/240)" office:value-type="float" office:value="1.25" calcext:value-type="float">
            <text:p>1,25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250" calcext:value-type="float">
            <text:p>250,0000</text:p>
          </table:table-cell>
          <table:table-cell table:formula="of:=[.S108]-[.T108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table:style-name="ce9"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7000" calcext:value-type="float">
            <text:p>17 000,00</text:p>
          </table:table-cell>
          <table:table-cell office:value-type="string" calcext:value-type="string">
            <text:p>livres</text:p>
          </table:table-cell>
          <table:table-cell office:value-type="float" office:value="0.45" calcext:value-type="float">
            <text:p>0,450</text:p>
          </table:table-cell>
          <table:table-cell table:number-columns-repeated="2"/>
          <table:table-cell table:style-name="ce22" table:formula="of:=[.L109]+([.M109]/20)+([.N109]/240)" office:value-type="float" office:value="0.45" calcext:value-type="float">
            <text:p>0,45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7650" calcext:value-type="float">
            <text:p>7 650,0000</text:p>
          </table:table-cell>
          <table:table-cell table:formula="of:=[.S109]-[.T109]" office:value-type="float" office:value="-7650" calcext:value-type="float">
            <text:p>-7650</text:p>
          </table:table-cell>
          <table:table-cell office:value-type="string" calcext:value-type="string">
            <text:p>À 45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table:style-name="ce9" office:value-type="string" calcext:value-type="string">
            <text:p>flacon de v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61" calcext:value-type="float">
            <text:p>2 56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10]+([.M110]/20)+([.N110]/240)" office:value-type="float" office:value="0.5" calcext:value-type="float">
            <text:p>0,5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1280.5" calcext:value-type="float">
            <text:p>1 280,5000</text:p>
          </table:table-cell>
          <table:table-cell table:formula="of:=[.S110]-[.T110]" office:value-type="float" office:value="-1280.5" calcext:value-type="float">
            <text:p>-1280,5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leaux de bal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11]+([.M111]/20)+([.N111]/240)" office:value-type="float" office:value="0.25" calcext:value-type="float">
            <text:p>0,25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00" calcext:value-type="float">
            <text:p>100,0000</text:p>
          </table:table-cell>
          <table:table-cell table:formula="of:=[.S111]-[.T111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32802" calcext:value-type="float">
            <text:p>332 80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12]+([.M112]/20)+([.N112]/240)" office:value-type="float" office:value="0.2" calcext:value-type="float">
            <text:p>0,2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66560.4" calcext:value-type="float">
            <text:p>66 560,4000</text:p>
          </table:table-cell>
          <table:table-cell table:formula="of:=[.S112]-[.T112]" office:value-type="float" office:value="-66560.4" calcext:value-type="float">
            <text:p>-66560,4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768" calcext:value-type="float">
            <text:p>2 768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113]+([.M113]/20)+([.N113]/240)" office:value-type="float" office:value="22" calcext:value-type="float">
            <text:p>22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60896" calcext:value-type="float">
            <text:p>60 896,0000</text:p>
          </table:table-cell>
          <table:table-cell table:formula="of:=[.S113]-[.T113]" office:value-type="float" office:value="-60896" calcext:value-type="float">
            <text:p>-60896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03" calcext:value-type="float">
            <text:p>1 103,00</text:p>
          </table:table-cell>
          <table:table-cell office:value-type="string" calcext:value-type="string">
            <text:p>bariqu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14]+([.M114]/20)+([.N114]/240)" office:value-type="float" office:value="36" calcext:value-type="float">
            <text:p>36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39708" calcext:value-type="float">
            <text:p>39 708,0000</text:p>
          </table:table-cell>
          <table:table-cell table:formula="of:=[.S114]-[.T114]" office:value-type="float" office:value="-39708" calcext:value-type="float">
            <text:p>-39708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5" calcext:value-type="float">
            <text:p>1 505,00</text:p>
          </table:table-cell>
          <table:table-cell office:value-type="string" calcext:value-type="string">
            <text:p>sac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15]+([.M115]/20)+([.N115]/240)" office:value-type="float" office:value="10" calcext:value-type="float">
            <text:p>10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15050" calcext:value-type="float">
            <text:p>15 050,0000</text:p>
          </table:table-cell>
          <table:table-cell table:formula="of:=[.S115]-[.T115]" office:value-type="float" office:value="-15050" calcext:value-type="float">
            <text:p>-1505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arang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baril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16]+([.M116]/20)+([.N116]/240)" office:value-type="float" office:value="18" calcext:value-type="float">
            <text:p>18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468" calcext:value-type="float">
            <text:p>468,0000</text:p>
          </table:table-cell>
          <table:table-cell table:formula="of:=[.S116]-[.T116]" office:value-type="float" office:value="-468" calcext:value-type="float">
            <text:p>-468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orlo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117]+([.M117]/20)+([.N117]/240)" office:value-type="float" office:value="50" calcext:value-type="float">
            <text:p>50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7000" calcext:value-type="float">
            <text:p>7 000,0000</text:p>
          </table:table-cell>
          <table:table-cell table:formula="of:=[.S117]-[.T117]" office:value-type="float" office:value="-7000" calcext:value-type="float">
            <text:p>-700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oub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118]+([.M118]/20)+([.N118]/240)" office:value-type="float" office:value="0.1" calcext:value-type="float">
            <text:p>0,1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48" calcext:value-type="float">
            <text:p>48,0000</text:p>
          </table:table-cell>
          <table:table-cell table:formula="of:=[.S118]-[.T118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020" calcext:value-type="float">
            <text:p>8 0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19]+([.M119]/20)+([.N119]/240)" office:value-type="float" office:value="0.3" calcext:value-type="float">
            <text:p>0,3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2406" calcext:value-type="float">
            <text:p>2 406,0000</text:p>
          </table:table-cell>
          <table:table-cell table:formula="of:=[.S119]-[.T119]" office:value-type="float" office:value="-2406" calcext:value-type="float">
            <text:p>-2406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20]+([.M120]/20)+([.N120]/240)" office:value-type="float" office:value="30" calcext:value-type="float">
            <text:p>30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150" calcext:value-type="float">
            <text:p>150,0000</text:p>
          </table:table-cell>
          <table:table-cell table:formula="of:=[.S120]-[.T120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bariqu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121]+([.M121]/20)+([.N121]/240)" office:value-type="float" office:value="120" calcext:value-type="float">
            <text:p>120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5640" calcext:value-type="float">
            <text:p>5 640,0000</text:p>
          </table:table-cell>
          <table:table-cell table:formula="of:=[.S121]-[.T121]" office:value-type="float" office:value="-5640" calcext:value-type="float">
            <text:p>-5640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2452" calcext:value-type="float">
            <text:p>72 4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22]+([.M122]/20)+([.N122]/240)" office:value-type="float" office:value="0.5" calcext:value-type="float">
            <text:p>0,5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36226" calcext:value-type="float">
            <text:p>36 226,0000</text:p>
          </table:table-cell>
          <table:table-cell table:formula="of:=[.S122]-[.T122]" office:value-type="float" office:value="-36226" calcext:value-type="float">
            <text:p>-36226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acque f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23]+([.M123]/20)+([.N123]/240)" office:value-type="float" office:value="4" calcext:value-type="float">
            <text:p>4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40" calcext:value-type="float">
            <text:p>40,0000</text:p>
          </table:table-cell>
          <table:table-cell table:formula="of:=[.S123]-[.T123]" office:value-type="float" office:value="-40" calcext:value-type="float">
            <text:p>-40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124]+([.M124]/20)+([.N124]/240)" office:value-type="float" office:value="25" calcext:value-type="float">
            <text:p>25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50" calcext:value-type="float">
            <text:p>250,0000</text:p>
          </table:table-cell>
          <table:table-cell table:formula="of:=[.S124]-[.T124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et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25]+([.M125]/20)+([.N125]/240)" office:value-type="float" office:value="1" calcext:value-type="float">
            <text:p>1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9" calcext:value-type="float">
            <text:p>9,0000</text:p>
          </table:table-cell>
          <table:table-cell table:formula="of:=[.S125]-[.T125]" office:value-type="float" office:value="-9" calcext:value-type="float">
            <text:p>-9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i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87" calcext:value-type="float">
            <text:p>18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26]+([.M126]/20)+([.N126]/240)" office:value-type="float" office:value="0.4" calcext:value-type="float">
            <text:p>0,4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74.8" calcext:value-type="float">
            <text:p>74,8000</text:p>
          </table:table-cell>
          <table:table-cell table:formula="of:=[.S126]-[.T126]" office:value-type="float" office:value="-74.8" calcext:value-type="float">
            <text:p>-74,8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in en ma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186" calcext:value-type="float">
            <text:p>10 1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27]+([.M127]/20)+([.N127]/240)" office:value-type="float" office:value="0.35" calcext:value-type="float">
            <text:p>0,35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3565.1" calcext:value-type="float">
            <text:p>3 565,1000</text:p>
          </table:table-cell>
          <table:table-cell table:formula="of:=[.S127]-[.T127]" office:value-type="float" office:value="-3565.1" calcext:value-type="float">
            <text:p>-3565,1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1" calcext:value-type="float">
            <text:p>161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28]+([.M128]/20)+([.N128]/240)" office:value-type="float" office:value="100" calcext:value-type="float">
            <text:p>100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16100" calcext:value-type="float">
            <text:p>16 100,0000</text:p>
          </table:table-cell>
          <table:table-cell table:formula="of:=[.S128]-[.T128]" office:value-type="float" office:value="-16100" calcext:value-type="float">
            <text:p>-1610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ines de plomb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29]+([.M129]/20)+([.N129]/240)" office:value-type="float" office:value="0.25" calcext:value-type="float">
            <text:p>0,25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42.5" calcext:value-type="float">
            <text:p>42,5000</text:p>
          </table:table-cell>
          <table:table-cell table:formula="of:=[.S129]-[.T129]" office:value-type="float" office:value="-42.5" calcext:value-type="float">
            <text:p>-42,5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1400" calcext:value-type="float">
            <text:p>251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30]+([.M130]/20)+([.N130]/240)" office:value-type="float" office:value="0.25" calcext:value-type="float">
            <text:p>0,25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62850" calcext:value-type="float">
            <text:p>62 850,0000</text:p>
          </table:table-cell>
          <table:table-cell table:formula="of:=[.S130]-[.T130]" office:value-type="float" office:value="-62850" calcext:value-type="float">
            <text:p>-62850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60" calcext:value-type="float">
            <text:p>1 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31]+([.M131]/20)+([.N131]/240)" office:value-type="float" office:value="0.25" calcext:value-type="float">
            <text:p>0,25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340" calcext:value-type="float">
            <text:p>340,0000</text:p>
          </table:table-cell>
          <table:table-cell table:formula="of:=[.S131]-[.T131]" office:value-type="float" office:value="-340" calcext:value-type="float">
            <text:p>-34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132]+([.M132]/20)+([.N132]/240)" office:value-type="float" office:value="0.9" calcext:value-type="float">
            <text:p>0,9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45" calcext:value-type="float">
            <text:p>45,0000</text:p>
          </table:table-cell>
          <table:table-cell table:formula="of:=[.S132]-[.T132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33]+([.M133]/20)+([.N133]/240)" office:value-type="float" office:value="12" calcext:value-type="float">
            <text:p>12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2016" calcext:value-type="float">
            <text:p>2 016,0000</text:p>
          </table:table-cell>
          <table:table-cell table:formula="of:=[.S133]-[.T133]" office:value-type="float" office:value="-2016" calcext:value-type="float">
            <text:p>-2016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umelles à voil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134]+([.M134]/20)+([.N134]/240)" office:value-type="float" office:value="0.1" calcext:value-type="float">
            <text:p>0,1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20" calcext:value-type="float">
            <text:p>20,0000</text:p>
          </table:table-cell>
          <table:table-cell table:formula="of:=[.S134]-[.T134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135]+([.M135]/20)+([.N135]/240)" office:value-type="float" office:value="2.25" calcext:value-type="float">
            <text:p>2,25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855" calcext:value-type="float">
            <text:p>855,0000</text:p>
          </table:table-cell>
          <table:table-cell table:formula="of:=[.S135]-[.T135]" office:value-type="float" office:value="-855" calcext:value-type="float">
            <text:p>-855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65" calcext:value-type="float">
            <text:p>3 06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36]+([.M136]/20)+([.N136]/240)" office:value-type="float" office:value="4" calcext:value-type="float">
            <text:p>4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12260" calcext:value-type="float">
            <text:p>12 260,0000</text:p>
          </table:table-cell>
          <table:table-cell table:formula="of:=[.S136]-[.T136]" office:value-type="float" office:value="-12260" calcext:value-type="float">
            <text:p>-1226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957" calcext:value-type="float">
            <text:p>7 95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37]+([.M137]/20)+([.N137]/240)" office:value-type="float" office:value="0.75" calcext:value-type="float">
            <text:p>0,75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5967.75" calcext:value-type="float">
            <text:p>5 967,7500</text:p>
          </table:table-cell>
          <table:table-cell table:formula="of:=[.S137]-[.T137]" office:value-type="float" office:value="-5967.75" calcext:value-type="float">
            <text:p>-5967,75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38]+([.M138]/20)+([.N138]/240)" office:value-type="float" office:value="0.25" calcext:value-type="float">
            <text:p>0,25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250" calcext:value-type="float">
            <text:p>250,0000</text:p>
          </table:table-cell>
          <table:table-cell table:formula="of:=[.S138]-[.T138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200" calcext:value-type="float">
            <text:p>10 200,00</text:p>
          </table:table-cell>
          <table:table-cell office:value-type="string" calcext:value-type="string">
            <text:p>en nomb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2" table:formula="of:=[.L139]+([.M139]/20)+([.N139]/240)" office:value-type="float" office:value="0.0125" calcext:value-type="float">
            <text:p>0,0125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127.5" calcext:value-type="float">
            <text:p>127,5000</text:p>
          </table:table-cell>
          <table:table-cell table:formula="of:=[.S139]-[.T139]" office:value-type="float" office:value="-127.5" calcext:value-type="float">
            <text:p>-127,5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40]+([.M140]/20)+([.N140]/240)" office:value-type="float" office:value="5" calcext:value-type="float">
            <text:p>5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67.5" calcext:value-type="float">
            <text:p>67,5000</text:p>
          </table:table-cell>
          <table:table-cell table:formula="of:=[.S140]-[.T140]" office:value-type="float" office:value="-67.5" calcext:value-type="float">
            <text:p>-67,5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005" calcext:value-type="float">
            <text:p>7 0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141]+([.M141]/20)+([.N141]/240)" office:value-type="float" office:value="1.2" calcext:value-type="float">
            <text:p>1,2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8406" calcext:value-type="float">
            <text:p>8 406,0000</text:p>
          </table:table-cell>
          <table:table-cell table:formula="of:=[.S141]-[.T141]" office:value-type="float" office:value="-8406" calcext:value-type="float">
            <text:p>-8406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quincaill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84" calcext:value-type="float">
            <text:p>1 1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42]+([.M142]/20)+([.N142]/240)" office:value-type="float" office:value="2" calcext:value-type="float">
            <text:p>2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2368" calcext:value-type="float">
            <text:p>2 368,0000</text:p>
          </table:table-cell>
          <table:table-cell table:formula="of:=[.S142]-[.T142]" office:value-type="float" office:value="-2368" calcext:value-type="float">
            <text:p>-2368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43]+([.M143]/20)+([.N143]/240)" office:value-type="float" office:value="0.2" calcext:value-type="float">
            <text:p>0,2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180" calcext:value-type="float">
            <text:p>180,0000</text:p>
          </table:table-cell>
          <table:table-cell table:formula="of:=[.S143]-[.T143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oc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44]+([.M144]/20)+([.N144]/240)" office:value-type="float" office:value="0.5" calcext:value-type="float">
            <text:p>0,5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10" calcext:value-type="float">
            <text:p>10,0000</text:p>
          </table:table-cell>
          <table:table-cell table:formula="of:=[.S144]-[.T144]" office:value-type="float" office:value="-10" calcext:value-type="float">
            <text:p>-1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ouets à fil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45]+([.M145]/20)+([.N145]/240)" office:value-type="float" office:value="2.5" calcext:value-type="float">
            <text:p>2,5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2.5" calcext:value-type="float">
            <text:p>2,5000</text:p>
          </table:table-cell>
          <table:table-cell table:formula="of:=[.S145]-[.T145]" office:value-type="float" office:value="-2.5" calcext:value-type="float">
            <text:p>-2,5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angu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100" calcext:value-type="float">
            <text:p>2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46]+([.M146]/20)+([.N146]/240)" office:value-type="float" office:value="0.2" calcext:value-type="float">
            <text:p>0,2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420" calcext:value-type="float">
            <text:p>420,0000</text:p>
          </table:table-cell>
          <table:table-cell table:formula="of:=[.S146]-[.T146]" office:value-type="float" office:value="-420" calcext:value-type="float">
            <text:p>-42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c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47]+([.M147]/20)+([.N147]/240)" office:value-type="float" office:value="2" calcext:value-type="float">
            <text:p>2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92" calcext:value-type="float">
            <text:p>192,0000</text:p>
          </table:table-cell>
          <table:table-cell table:formula="of:=[.S147]-[.T147]" office:value-type="float" office:value="-192" calcext:value-type="float">
            <text:p>-192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90339" calcext:value-type="float">
            <text:p>290 33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48]+([.M148]/20)+([.N148]/240)" office:value-type="float" office:value="0.25" calcext:value-type="float">
            <text:p>0,25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72584.75" calcext:value-type="float">
            <text:p>72 584,7500</text:p>
          </table:table-cell>
          <table:table-cell table:formula="of:=[.S148]-[.T148]" office:value-type="float" office:value="-72584.75" calcext:value-type="float">
            <text:p>-72584,75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erd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49]+([.M149]/20)+([.N149]/240)" office:value-type="float" office:value="1.25" calcext:value-type="float">
            <text:p>1,25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62.5" calcext:value-type="float">
            <text:p>62,5000</text:p>
          </table:table-cell>
          <table:table-cell table:formula="of:=[.S149]-[.T149]" office:value-type="float" office:value="-62.5" calcext:value-type="float">
            <text:p>-62,5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ermil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50]+([.M150]/20)+([.N150]/240)" office:value-type="float" office:value="4" calcext:value-type="float">
            <text:p>4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800" calcext:value-type="float">
            <text:p>800,0000</text:p>
          </table:table-cell>
          <table:table-cell table:formula="of:=[.S150]-[.T150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merrain à bari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51]+([.M151]/20)+([.N151]/240)" office:value-type="float" office:value="0.2" calcext:value-type="float">
            <text:p>0,2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24" calcext:value-type="float">
            <text:p>24,0000</text:p>
          </table:table-cell>
          <table:table-cell table:formula="of:=[.S151]-[.T151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merrain à pipes de 4 à 5 pieds, à 1 pouce 1/2 d'épaiss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8210" calcext:value-type="float">
            <text:p>8 21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52]+([.M152]/20)+([.N152]/240)" office:value-type="float" office:value="0.25" calcext:value-type="float">
            <text:p>0,25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2052.5" calcext:value-type="float">
            <text:p>2 052,5000</text:p>
          </table:table-cell>
          <table:table-cell table:formula="of:=[.S152]-[.T152]" office:value-type="float" office:value="-2052.5" calcext:value-type="float">
            <text:p>-2052,5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merrain à pip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720" calcext:value-type="float">
            <text:p>6 7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53]+([.M153]/20)+([.N153]/240)" office:value-type="float" office:value="0.25" calcext:value-type="float">
            <text:p>0,25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1680" calcext:value-type="float">
            <text:p>1 680,0000</text:p>
          </table:table-cell>
          <table:table-cell table:formula="of:=[.S153]-[.T153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merrain à quar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54]+([.M154]/20)+([.N154]/240)" office:value-type="float" office:value="0.15" calcext:value-type="float">
            <text:p>0,15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450" calcext:value-type="float">
            <text:p>450,0000</text:p>
          </table:table-cell>
          <table:table-cell table:formula="of:=[.S154]-[.T154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rdages de chêne de 30 à 40 pieds à 3 et 4 pouces d'épaiss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63" calcext:value-type="float">
            <text:p>263,00</text:p>
          </table:table-cell>
          <table:table-cell office:value-type="string" calcext:value-type="string">
            <text:p>en nombre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155]+([.M155]/20)+([.N155]/240)" office:value-type="float" office:value="22" calcext:value-type="float">
            <text:p>22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5786" calcext:value-type="float">
            <text:p>5 786,0000</text:p>
          </table:table-cell>
          <table:table-cell table:formula="of:=[.S155]-[.T155]" office:value-type="float" office:value="-5786" calcext:value-type="float">
            <text:p>-5786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rdage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969" calcext:value-type="float">
            <text:p>969,00</text:p>
          </table:table-cell>
          <table:table-cell office:value-type="string" calcext:value-type="string">
            <text:p>en nombre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156]+([.M156]/20)+([.N156]/240)" office:value-type="float" office:value="22" calcext:value-type="float">
            <text:p>22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21318" calcext:value-type="float">
            <text:p>21 318,0000</text:p>
          </table:table-cell>
          <table:table-cell table:formula="of:=[.S156]-[.T156]" office:value-type="float" office:value="-21318" calcext:value-type="float">
            <text:p>-21318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rdages de chêne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074" calcext:value-type="float">
            <text:p>2 074,00</text:p>
          </table:table-cell>
          <table:table-cell office:value-type="string" calcext:value-type="string">
            <text:p>pieds cub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57]+([.M157]/20)+([.N157]/240)" office:value-type="float" office:value="2.5" calcext:value-type="float">
            <text:p>2,5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5185" calcext:value-type="float">
            <text:p>5 185,0000</text:p>
          </table:table-cell>
          <table:table-cell table:formula="of:=[.S157]-[.T157]" office:value-type="float" office:value="-5185" calcext:value-type="float">
            <text:p>-5185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sp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58]+([.M158]/20)+([.N158]/240)" office:value-type="float" office:value="1" calcext:value-type="float">
            <text:p>1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14" calcext:value-type="float">
            <text:p>14,0000</text:p>
          </table:table-cell>
          <table:table-cell table:formula="of:=[.S158]-[.T158]" office:value-type="float" office:value="-14" calcext:value-type="float">
            <text:p>-14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 de 10 à 12 pieds à 1 pouce, 1 pouce 1/2 d'épaiss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708" calcext:value-type="float">
            <text:p>1 70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59]+([.M159]/20)+([.N159]/240)" office:value-type="float" office:value="0.75" calcext:value-type="float">
            <text:p>0,75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1281" calcext:value-type="float">
            <text:p>1 281,0000</text:p>
          </table:table-cell>
          <table:table-cell table:formula="of:=[.S159]-[.T159]" office:value-type="float" office:value="-1281" calcext:value-type="float">
            <text:p>-1281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 de 5 à 12 pieds à 1 pouce, 1 pouce 1/2 d'épaiss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040" calcext:value-type="float">
            <text:p>2 0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60]+([.M160]/20)+([.N160]/240)" office:value-type="float" office:value="0.4" calcext:value-type="float">
            <text:p>0,4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816" calcext:value-type="float">
            <text:p>816,0000</text:p>
          </table:table-cell>
          <table:table-cell table:formula="of:=[.S160]-[.T160]" office:value-type="float" office:value="-816" calcext:value-type="float">
            <text:p>-816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959" calcext:value-type="float">
            <text:p>95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61]+([.M161]/20)+([.N161]/240)" office:value-type="float" office:value="0.4" calcext:value-type="float">
            <text:p>0,4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383.6" calcext:value-type="float">
            <text:p>383,6000</text:p>
          </table:table-cell>
          <table:table-cell table:formula="of:=[.S161]-[.T161]" office:value-type="float" office:value="-383.6" calcext:value-type="float">
            <text:p>-383,6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Prusse de 18 à 41 pieds à 1 pouce 1/2, 4 pouces d'épaiss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920" calcext:value-type="float">
            <text:p>92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62]+([.M162]/20)+([.N162]/240)" office:value-type="float" office:value="3" calcext:value-type="float">
            <text:p>3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2760" calcext:value-type="float">
            <text:p>2 760,0000</text:p>
          </table:table-cell>
          <table:table-cell table:formula="of:=[.S162]-[.T162]" office:value-type="float" office:value="-2760" calcext:value-type="float">
            <text:p>-276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Prusse de 40 à 41 pieds à 3 pouces d'épaiss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63]+([.M163]/20)+([.N163]/240)" office:value-type="float" office:value="8" calcext:value-type="float">
            <text:p>8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120" calcext:value-type="float">
            <text:p>120,0000</text:p>
          </table:table-cell>
          <table:table-cell table:formula="of:=[.S163]-[.T163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990" calcext:value-type="float">
            <text:p>1 99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64]+([.M164]/20)+([.N164]/240)" office:value-type="float" office:value="3" calcext:value-type="float">
            <text:p>3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5970" calcext:value-type="float">
            <text:p>5 970,0000</text:p>
          </table:table-cell>
          <table:table-cell table:formula="of:=[.S164]-[.T164]" office:value-type="float" office:value="-5970" calcext:value-type="float">
            <text:p>-5970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36.5" calcext:value-type="float">
            <text:p>136,50</text:p>
          </table:table-cell>
          <table:table-cell office:value-type="string" calcext:value-type="string">
            <text:p>planch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65]+([.M165]/20)+([.N165]/240)" office:value-type="float" office:value="1.5" calcext:value-type="float">
            <text:p>1,5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204.75" calcext:value-type="float">
            <text:p>204,7500</text:p>
          </table:table-cell>
          <table:table-cell table:formula="of:=[.S165]-[.T165]" office:value-type="float" office:value="-204.75" calcext:value-type="float">
            <text:p>-204,75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28" calcext:value-type="float">
            <text:p>428,00</text:p>
          </table:table-cell>
          <table:table-cell office:value-type="string" calcext:value-type="string">
            <text:p>pieds cub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66]+([.M166]/20)+([.N166]/240)" office:value-type="float" office:value="1.25" calcext:value-type="float">
            <text:p>1,25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535" calcext:value-type="float">
            <text:p>535,0000</text:p>
          </table:table-cell>
          <table:table-cell table:formula="of:=[.S166]-[.T166]" office:value-type="float" office:value="-535" calcext:value-type="float">
            <text:p>-535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receinte de 30 à 40 pieds à 5 à 8 pouces d'épaiss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7" calcext:value-type="float">
            <text:p>167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67]+([.M167]/20)+([.N167]/240)" office:value-type="float" office:value="30" calcext:value-type="float">
            <text:p>30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5010" calcext:value-type="float">
            <text:p>5 010,0000</text:p>
          </table:table-cell>
          <table:table-cell table:formula="of:=[.S167]-[.T167]" office:value-type="float" office:value="-5010" calcext:value-type="float">
            <text:p>-501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rec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42" calcext:value-type="float">
            <text:p>142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68]+([.M168]/20)+([.N168]/240)" office:value-type="float" office:value="3" calcext:value-type="float">
            <text:p>3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426" calcext:value-type="float">
            <text:p>426,0000</text:p>
          </table:table-cell>
          <table:table-cell table:formula="of:=[.S168]-[.T168]" office:value-type="float" office:value="-426" calcext:value-type="float">
            <text:p>-426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rec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006" calcext:value-type="float">
            <text:p>1 006,00</text:p>
          </table:table-cell>
          <table:table-cell table:style-name="ce17" office:value-type="string" calcext:value-type="string">
            <text:p>pieds cub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69]+([.M169]/20)+([.N169]/240)" office:value-type="float" office:value="2.5" calcext:value-type="float">
            <text:p>2,5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2515" calcext:value-type="float">
            <text:p>2 515,0000</text:p>
          </table:table-cell>
          <table:table-cell table:formula="of:=[.S169]-[.T169]" office:value-type="float" office:value="-2515" calcext:value-type="float">
            <text:p>-2515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3006" calcext:value-type="float">
            <text:p>3 006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2" table:formula="of:=[.L170]+([.M170]/20)+([.N170]/240)" office:value-type="float" office:value="0.3" calcext:value-type="float">
            <text:p>0,3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901.8" calcext:value-type="float">
            <text:p>901,8000</text:p>
          </table:table-cell>
          <table:table-cell table:formula="of:=[.S170]-[.T170]" office:value-type="float" office:value="-901.8" calcext:value-type="float">
            <text:p>-901,8</text:p>
          </table:table-cell>
          <table:table-cell office:value-type="string" calcext:value-type="string">
            <text:p>À 30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49220" calcext:value-type="float">
            <text:p>449 220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2" table:formula="of:=[.L171]+([.M171]/20)+([.N171]/240)" office:value-type="float" office:value="0.18" calcext:value-type="float">
            <text:p>0,18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80859.6" calcext:value-type="float">
            <text:p>80 859,6000</text:p>
          </table:table-cell>
          <table:table-cell table:formula="of:=[.S171]-[.T171]" office:value-type="float" office:value="-80859.6" calcext:value-type="float">
            <text:p>-80859,6</text:p>
          </table:table-cell>
          <table:table-cell office:value-type="string" calcext:value-type="string">
            <text:p>À 18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sp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150" calcext:value-type="float">
            <text:p>1 1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72]+([.M172]/20)+([.N172]/240)" office:value-type="float" office:value="1" calcext:value-type="float">
            <text:p>1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150" calcext:value-type="float">
            <text:p>1 150,0000</text:p>
          </table:table-cell>
          <table:table-cell table:formula="of:=[.S172]-[.T172]" office:value-type="float" office:value="-1150" calcext:value-type="float">
            <text:p>-115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9670" calcext:value-type="float">
            <text:p>39 6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73]+([.M173]/20)+([.N173]/240)" office:value-type="float" office:value="0.15" calcext:value-type="float">
            <text:p>0,15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5950.5" calcext:value-type="float">
            <text:p>5 950,5000</text:p>
          </table:table-cell>
          <table:table-cell table:formula="of:=[.S173]-[.T173]" office:value-type="float" office:value="-5950.5" calcext:value-type="float">
            <text:p>-5950,5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74]+([.M174]/20)+([.N174]/240)" office:value-type="float" office:value="0.2" calcext:value-type="float">
            <text:p>0,2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50" calcext:value-type="float">
            <text:p>50,0000</text:p>
          </table:table-cell>
          <table:table-cell table:formula="of:=[.S174]-[.T174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75]+([.M175]/20)+([.N175]/240)" office:value-type="float" office:value="6" calcext:value-type="float">
            <text:p>6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50" calcext:value-type="float">
            <text:p>150,0000</text:p>
          </table:table-cell>
          <table:table-cell table:formula="of:=[.S175]-[.T175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â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96" calcext:value-type="float">
            <text:p>196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76]+([.M176]/20)+([.N176]/240)" office:value-type="float" office:value="100" calcext:value-type="float">
            <text:p>100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19600" calcext:value-type="float">
            <text:p>19 600,0000</text:p>
          </table:table-cell>
          <table:table-cell table:formula="of:=[.S176]-[.T176]" office:value-type="float" office:value="-19600" calcext:value-type="float">
            <text:p>-1960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6411" calcext:value-type="float">
            <text:p>6 411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77]+([.M177]/20)+([.N177]/240)" office:value-type="float" office:value="4" calcext:value-type="float">
            <text:p>4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25644" calcext:value-type="float">
            <text:p>25 644,0000</text:p>
          </table:table-cell>
          <table:table-cell table:formula="of:=[.S177]-[.T177]" office:value-type="float" office:value="-25644" calcext:value-type="float">
            <text:p>-25644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4880" calcext:value-type="float">
            <text:p>24 8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78]+([.M178]/20)+([.N178]/240)" office:value-type="float" office:value="0.75" calcext:value-type="float">
            <text:p>0,75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18660" calcext:value-type="float">
            <text:p>18 660,0000</text:p>
          </table:table-cell>
          <table:table-cell table:formula="of:=[.S178]-[.T178]" office:value-type="float" office:value="-18660" calcext:value-type="float">
            <text:p>-18660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3722" calcext:value-type="float">
            <text:p>13 72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79]+([.M179]/20)+([.N179]/240)" office:value-type="float" office:value="0.75" calcext:value-type="float">
            <text:p>0,75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10291.5" calcext:value-type="float">
            <text:p>10 291,5000</text:p>
          </table:table-cell>
          <table:table-cell table:formula="of:=[.S179]-[.T179]" office:value-type="float" office:value="-10291.5" calcext:value-type="float">
            <text:p>-10291,5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table:number-columns-repeated="5"/>
          <table:table-cell table:style-name="ce22" table:formula="of:=[.L180]+([.M180]/20)+([.N180]/240)" office:value-type="float" office:value="0" calcext:value-type="float">
            <text:p>0,00000</text:p>
          </table:table-cell>
          <table:table-cell office:value-type="float" office:value="9672" calcext:value-type="float">
            <text:p>9672</text:p>
          </table:table-cell>
          <table:table-cell table:number-columns-repeated="2"/>
          <table:table-cell table:formula="of:=[.P180]+0.05*[.Q180]+[.R180]/240" office:value-type="float" office:value="9672" calcext:value-type="float">
            <text:p>9672</text:p>
          </table:table-cell>
          <table:table-cell table:formula="of:=[.J180]*[.O180]" office:value-type="float" office:value="0" calcext:value-type="float">
            <text:p>0,0000</text:p>
          </table:table-cell>
          <table:table-cell table:formula="of:=[.S180]-[.T180]" office:value-type="float" office:value="9672" calcext:value-type="float">
            <text:p>9672</text:p>
          </table:table-cell>
          <table:table-cell office:value-type="string" calcext:value-type="string">
            <text:p>valeur de 9672 L</text:p>
          </table:table-cell>
          <table:table-cell table:number-columns-repeated="1002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erg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81]+([.M181]/20)+([.N181]/240)" office:value-type="float" office:value="30" calcext:value-type="float">
            <text:p>30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2250" calcext:value-type="float">
            <text:p>2 250,0000</text:p>
          </table:table-cell>
          <table:table-cell table:formula="of:=[.S181]-[.T181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82]+([.M182]/20)+([.N182]/240)" office:value-type="float" office:value="0.25" calcext:value-type="float">
            <text:p>0,25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150" calcext:value-type="float">
            <text:p>150,0000</text:p>
          </table:table-cell>
          <table:table-cell table:formula="of:=[.S182]-[.T182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455" calcext:value-type="float">
            <text:p>1 455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183]+([.M183]/20)+([.N183]/240)" office:value-type="float" office:value="22" calcext:value-type="float">
            <text:p>22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32010" calcext:value-type="float">
            <text:p>32 010,0000</text:p>
          </table:table-cell>
          <table:table-cell table:formula="of:=[.S183]-[.T183]" office:value-type="float" office:value="-32010" calcext:value-type="float">
            <text:p>-32010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sp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84]+([.M184]/20)+([.N184]/240)" office:value-type="float" office:value="1" calcext:value-type="float">
            <text:p>1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22" calcext:value-type="float">
            <text:p>22,0000</text:p>
          </table:table-cell>
          <table:table-cell table:formula="of:=[.S184]-[.T184]" office:value-type="float" office:value="-22" calcext:value-type="float">
            <text:p>-22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3034" calcext:value-type="float">
            <text:p>3 034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185]+([.M185]/20)+([.N185]/240)" office:value-type="float" office:value="22" calcext:value-type="float">
            <text:p>22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66748" calcext:value-type="float">
            <text:p>66 748,0000</text:p>
          </table:table-cell>
          <table:table-cell table:formula="of:=[.S185]-[.T185]" office:value-type="float" office:value="-66748" calcext:value-type="float">
            <text:p>-66748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30873" calcext:value-type="float">
            <text:p>30 87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86]+([.M186]/20)+([.N186]/240)" office:value-type="float" office:value="0.75" calcext:value-type="float">
            <text:p>0,75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23154.75" calcext:value-type="float">
            <text:p>23 154,7500</text:p>
          </table:table-cell>
          <table:table-cell table:formula="of:=[.S186]-[.T186]" office:value-type="float" office:value="-23154.75" calcext:value-type="float">
            <text:p>-23154,75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038.5" calcext:value-type="float">
            <text:p>1 038,5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87]+([.M187]/20)+([.N187]/240)" office:value-type="float" office:value="0.75" calcext:value-type="float">
            <text:p>0,75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778.875" calcext:value-type="float">
            <text:p>778,8750</text:p>
          </table:table-cell>
          <table:table-cell table:formula="of:=[.S187]-[.T187]" office:value-type="float" office:value="-778.875" calcext:value-type="float">
            <text:p>-778,88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41" calcext:value-type="float">
            <text:p>74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88]+([.M188]/20)+([.N188]/240)" office:value-type="float" office:value="0.6" calcext:value-type="float">
            <text:p>0,6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444.6" calcext:value-type="float">
            <text:p>444,6000</text:p>
          </table:table-cell>
          <table:table-cell table:formula="of:=[.S188]-[.T188]" office:value-type="float" office:value="-444.6" calcext:value-type="float">
            <text:p>-444,6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33138" calcext:value-type="float">
            <text:p>333 1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89]+([.M189]/20)+([.N189]/240)" office:value-type="float" office:value="0.6" calcext:value-type="float">
            <text:p>0,6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199882.8" calcext:value-type="float">
            <text:p>199 882,8000</text:p>
          </table:table-cell>
          <table:table-cell table:formula="of:=[.S189]-[.T189]" office:value-type="float" office:value="-199882.8" calcext:value-type="float">
            <text:p>-199882,8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0167" calcext:value-type="float">
            <text:p>10 167,00</text:p>
          </table:table-cell>
          <table:table-cell office:value-type="string" calcext:value-type="string">
            <text:p>livres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style-name="ce22" table:formula="of:=[.L190]+([.M190]/20)+([.N190]/240)" office:value-type="float" office:value="0.36" calcext:value-type="float">
            <text:p>0,36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3660.12" calcext:value-type="float">
            <text:p>3 660,1200</text:p>
          </table:table-cell>
          <table:table-cell table:formula="of:=[.S190]-[.T190]" office:value-type="float" office:value="-3660.12" calcext:value-type="float">
            <text:p>-3660,12</text:p>
          </table:table-cell>
          <table:table-cell office:value-type="string" calcext:value-type="string">
            <text:p>À 36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879" calcext:value-type="float">
            <text:p>879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2" table:formula="of:=[.L191]+([.M191]/20)+([.N191]/240)" office:value-type="float" office:value="0.6" calcext:value-type="float">
            <text:p>0,6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527.4" calcext:value-type="float">
            <text:p>527,4000</text:p>
          </table:table-cell>
          <table:table-cell table:formula="of:=[.S191]-[.T191]" office:value-type="float" office:value="-527.4" calcext:value-type="float">
            <text:p>-527,4</text:p>
          </table:table-cell>
          <table:table-cell office:value-type="string" calcext:value-type="string">
            <text:p>À 60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9029" calcext:value-type="float">
            <text:p>19 029,00</text:p>
          </table:table-cell>
          <table:table-cell office:value-type="string" calcext:value-type="string">
            <text:p>livres</text:p>
          </table:table-cell>
          <table:table-cell office:value-type="float" office:value="1.4" calcext:value-type="float">
            <text:p>1,400</text:p>
          </table:table-cell>
          <table:table-cell table:number-columns-repeated="2"/>
          <table:table-cell table:style-name="ce22" table:formula="of:=[.L192]+([.M192]/20)+([.N192]/240)" office:value-type="float" office:value="1.4" calcext:value-type="float">
            <text:p>1,4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26640.6" calcext:value-type="float">
            <text:p>26 640,6000</text:p>
          </table:table-cell>
          <table:table-cell table:formula="of:=[.S192]-[.T192]" office:value-type="float" office:value="-26640.6" calcext:value-type="float">
            <text:p>-26640,6</text:p>
          </table:table-cell>
          <table:table-cell office:value-type="string" calcext:value-type="string">
            <text:p>À 140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r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08" calcext:value-type="float">
            <text:p>308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93]+([.M193]/20)+([.N193]/240)" office:value-type="float" office:value="6" calcext:value-type="float">
            <text:p>6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1848" calcext:value-type="float">
            <text:p>1 848,0000</text:p>
          </table:table-cell>
          <table:table-cell table:formula="of:=[.S193]-[.T193]" office:value-type="float" office:value="-1848" calcext:value-type="float">
            <text:p>-1848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rs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720" calcext:value-type="float">
            <text:p>2 7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94]+([.M194]/20)+([.N194]/240)" office:value-type="float" office:value="0.35" calcext:value-type="float">
            <text:p>0,35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952" calcext:value-type="float">
            <text:p>952,0000</text:p>
          </table:table-cell>
          <table:table-cell table:formula="of:=[.S194]-[.T194]" office:value-type="float" office:value="-952" calcext:value-type="float">
            <text:p>-952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écailles de tort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33" calcext:value-type="float">
            <text:p>733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95]+([.M195]/20)+([.N195]/240)" office:value-type="float" office:value="7" calcext:value-type="float">
            <text:p>7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5131" calcext:value-type="float">
            <text:p>5 131,0000</text:p>
          </table:table-cell>
          <table:table-cell table:formula="of:=[.S195]-[.T195]" office:value-type="float" office:value="-5131" calcext:value-type="float">
            <text:p>-5131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33292" calcext:value-type="float">
            <text:p>733 292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 table:formula="of:=[.L196]+([.M196]/20)+([.N196]/240)" office:value-type="float" office:value="5.4" calcext:value-type="float">
            <text:p>5,4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3959776.8" calcext:value-type="float">
            <text:p>3 959 776,8000</text:p>
          </table:table-cell>
          <table:table-cell table:formula="of:=[.S196]-[.T196]" office:value-type="float" office:value="-3959776.8" calcext:value-type="float">
            <text:p>-3959776,8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06" calcext:value-type="float">
            <text:p>406,00</text:p>
          </table:table-cell>
          <table:table-cell office:value-type="string" calcext:value-type="string">
            <text:p>pin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97]+([.M197]/20)+([.N197]/240)" office:value-type="float" office:value="1.5" calcext:value-type="float">
            <text:p>1,5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609" calcext:value-type="float">
            <text:p>609,0000</text:p>
          </table:table-cell>
          <table:table-cell table:formula="of:=[.S197]-[.T197]" office:value-type="float" office:value="-609" calcext:value-type="float">
            <text:p>-609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irop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636" calcext:value-type="float">
            <text:p>63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98]+([.M198]/20)+([.N198]/240)" office:value-type="float" office:value="1" calcext:value-type="float">
            <text:p>1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636" calcext:value-type="float">
            <text:p>636,0000</text:p>
          </table:table-cell>
          <table:table-cell table:formula="of:=[.S198]-[.T198]" office:value-type="float" office:value="-636" calcext:value-type="float">
            <text:p>-636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698" calcext:value-type="float">
            <text:p>5 698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2" table:formula="of:=[.L199]+([.M199]/20)+([.N199]/240)" office:value-type="float" office:value="0.3" calcext:value-type="float">
            <text:p>0,3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709.4" calcext:value-type="float">
            <text:p>1 709,4000</text:p>
          </table:table-cell>
          <table:table-cell table:formula="of:=[.S199]-[.T199]" office:value-type="float" office:value="-1709.4" calcext:value-type="float">
            <text:p>-1709,4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747821" calcext:value-type="float">
            <text:p>2 747 821,00</text:p>
          </table:table-cell>
          <table:table-cell office:value-type="string" calcext:value-type="string">
            <text:p>livres</text:p>
          </table:table-cell>
          <table:table-cell office:value-type="float" office:value="0.44" calcext:value-type="float">
            <text:p>0,440</text:p>
          </table:table-cell>
          <table:table-cell table:number-columns-repeated="2"/>
          <table:table-cell table:style-name="ce22" table:formula="of:=[.L200]+([.M200]/20)+([.N200]/240)" office:value-type="float" office:value="0.44" calcext:value-type="float">
            <text:p>0,44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209041.24" calcext:value-type="float">
            <text:p>1 209 041,2400</text:p>
          </table:table-cell>
          <table:table-cell table:formula="of:=[.S200]-[.T200]" office:value-type="float" office:value="-1209041.24" calcext:value-type="float">
            <text:p>-1209041,24</text:p>
          </table:table-cell>
          <table:table-cell office:value-type="string" calcext:value-type="string">
            <text:p>À 44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ucre tê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309" calcext:value-type="float">
            <text:p>2 309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2" table:formula="of:=[.L201]+([.M201]/20)+([.N201]/240)" office:value-type="float" office:value="0.35" calcext:value-type="float">
            <text:p>0,35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808.15" calcext:value-type="float">
            <text:p>808,1500</text:p>
          </table:table-cell>
          <table:table-cell table:formula="of:=[.S201]-[.T201]" office:value-type="float" office:value="-808.15" calcext:value-type="float">
            <text:p>-808,15</text:p>
          </table:table-cell>
          <table:table-cell office:value-type="string" calcext:value-type="string">
            <text:p>À 35 L le %</text:p>
          </table:table-cell>
          <table:table-cell table:number-columns-repeated="1002"/>
        </table:table-row>
        <table:table-row table:style-name="ro2" table:number-rows-repeated="51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129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2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2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0:29:34.6106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43M4S</meta:editing-duration>
    <meta:editing-cycles>92</meta:editing-cycles>
    <meta:generator>LibreOffice/5.1.6.2$MacOSX_X86_64 LibreOffice_project/07ac168c60a517dba0f0d7bc7540f5afa45f0909</meta:generator>
    <dc:date>2017-06-15T10:47:23.488024000</dc:date>
    <meta:document-statistic meta:table-count="3" meta:cell-count="3754" meta:object-count="0"/>
    <meta:user-defined meta:name="Info 1"/>
    <meta:user-defined meta:name="Info 2"/>
    <meta:user-defined meta:name="Info 3"/>
    <meta:user-defined meta:name="Info 4"/>
  </office:meta>
</office:document-meta>
</file>